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text-properties style:font-name="Calibri" fo:font-weight="bold" style:font-name-asian="Calibri1" style:font-weight-asian="bold" style:font-name-complex="Calibri1"/>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Heading_20_2" style:master-page-name="Standard">
      <style:paragraph-properties style:page-number="1"/>
    </style:style>
    <style:style style:name="T1" style:family="text">
      <style:text-properties style:font-name="Calibri" style:font-name-asian="Calibri1" style:font-name-complex="Calibri1"/>
    </style:style>
    <style:style style:name="T2" style:family="text">
      <style:text-properties style:font-name="Calibri" fo:font-style="italic" style:font-name-asian="Calibri1" style:font-style-asian="italic" style:font-name-complex="Calibri1"/>
    </style:style>
    <style:style style:name="T3" style:family="text">
      <style:text-properties style:font-name="Calibri" fo:font-weight="bold" style:font-name-asian="Calibri1" style:font-weight-asian="bold" style:font-name-complex="Calibri1"/>
    </style:style>
    <style:style style:name="T4" style:family="text">
      <style:text-properties fo:color="#1155cc" style:font-name="Calibri" style:text-underline-style="solid" style:text-underline-width="auto" style:text-underline-color="font-color"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3o84qxa8cd50"/><text:span text:style-name="T1">Readme Documentation for Leaders</text:span></text:p>
      <text:p text:style-name="Standard"><text:span text:style-name="T1">Thank you for taking the time to contribute to the </text:span><text:span text:style-name="T2">Better Together</text:span><text:span text:style-name="T1"> project. If you require assistance with technical components of your entry, please contact Kate Gillis: Katelyn.a.gillis@gmail.com</text:span></text:p>
      <text:p text:style-name="P1"/>
      <text:p text:style-name="Standard"><text:span text:style-name="T1">Description: The driving question behind this research project seeks to explore </text:span><text:span text:style-name="T2">What is something that is important to your community that can and should be shared in a music classroom?</text:span><text:span text:style-name="T1"> This project aims to collect content, themes, musical ideas and experiences from a variety of authentic cultural sources to make the research of musical diversity more accessible for educators, to allow community leaders to showcase important and exciting content from their chosen communities, and to provide quick access between community leaders and classrooms. All with the aspirations for community collaboration and diverse learning in the music classroom. </text:span></text:p>
      <text:p text:style-name="P1"/>
      <text:p text:style-name="Standard"><text:span text:style-name="T1">For the purpose of this project, the following statements will remain true;</text:span></text:p>
      <text:list xml:id="list4206821220" text:style-name="WWNum4">
        <text:list-item>
          <text:p text:style-name="P3"><text:span text:style-name="T1">A Leader is a person/s who identifies as having a leadership role within their identified community</text:span></text:p>
        </text:list-item>
        <text:list-item>
          <text:p text:style-name="P3"><text:span text:style-name="T1">A Lesson is an idea, concept, teachable moment, or detailed plan for acquiring, understanding, and/or practicing learning</text:span></text:p>
        </text:list-item>
        <text:list-item>
          <text:p text:style-name="P3"><text:span text:style-name="T1">An Educator is a leader within a formal (public or private) institution who teaches a scheduled classroom of learners</text:span></text:p>
        </text:list-item>
      </text:list>
      <text:p text:style-name="P1"/>
      <text:p text:style-name="Standard"><text:span text:style-name="T1">This project aspires to create an online community where leaders of communities (educators, chiefs, elders, clan leaders, priests, politicians, artisans etc.) <text:s/>contribute music/musical ideas to a fluid database of important teaching about the communities they identify with. Anyone can create lessons or activities to teach/reinforce a musical idea from their identified culture and all contributors will have access to the final product. Leaders can contribute in two formats; A database of artists showcasing their communities and availability for outreach opportunities AND/OR sharable lessons from their communities to enhance an educators resource list.</text:span></text:p>
      <text:p text:style-name="P1"/>
      <text:p text:style-name="Standard"><text:span text:style-name="T1">Contributors won’t need to create full lesson plans as educators should have the ability to adapt the delivery of information based on their group of learners, however, lessons will be offered in a fashion that outlines how to explain/practice the concept or where to find authentically sourced information. It will also provide the opportunity for contributors to offer their contact information for open discussion between leader and educator pertaining to their offered concepts and/or to create community connections between the leader and classroom. </text:span></text:p>
      <text:p text:style-name="P1"/>
      <text:p text:style-name="Standard"><text:span text:style-name="T3">Format &amp; Requirements</text:span></text:p>
      <text:p text:style-name="P1"/>
      <text:p text:style-name="Standard"><text:span text:style-name="T1">The project will be outlined, researched and theorized in a Word document, supported by a poster advertising campaign (Posters, Facebook ad campaign etc.) and followed by Google forms for contributor submissions. Contributions will be vetted before publishing and submissions will be made public in an uneditable format. </text:span></text:p>
      <text:p text:style-name="P1"/>
      <text:p text:style-name="Standard"><text:span text:style-name="T1">Contributors and users of this project will need a basic understanding of the English language, an internet connection, and Google Forms.</text:span></text:p>
      <text:p text:style-name="P1"/>
      <text:p text:style-name="Standard"><text:span text:style-name="T3">Planned Outcomes of the Project</text:span></text:p>
      <text:p text:style-name="P1"/>
      <text:list xml:id="list3945028786" text:style-name="WWNum1">
        <text:list-item>
          <text:p text:style-name="P4"><text:span text:style-name="T1">Community members will be able to contribute to the content presented in schools.</text:span></text:p>
        </text:list-item>
        <text:list-item>
          <text:p text:style-name="P4"><text:span text:style-name="T1">Educators will be able to access culturally cognisant lesson information and establish community connections to support the lesson and their learners' engagement with concepts/content. </text:span></text:p>
        </text:list-item>
        <text:list-item>
          <text:p text:style-name="P4"><text:span text:style-name="T1">Educators will benefit from access to a variety of culturally diverse concepts.</text:span></text:p>
        </text:list-item>
        <text:list-item>
          <text:p text:style-name="P4"><text:soft-page-break/><text:span text:style-name="T1">Learners will benefit from the value of diverse content, community connection, and social awareness.</text:span></text:p>
        </text:list-item>
      </text:list>
      <text:p text:style-name="P1"/>
      <text:p text:style-name="Standard"><text:span text:style-name="T3"><text:s/>Methodology</text:span></text:p>
      <text:p text:style-name="P1"/>
      <text:p text:style-name="Standard"><text:span text:style-name="T1">Students should be exposed to diverse learning styles, content, and approach in order to become rounded and informed contributors to society. This project encourages educators to adapt their methodologies to include more diverse student-focused pedagogy through a process-based approach. With the ability to pull information from this database, educators can connect with local and global communities while adapting lessons to the needs of the students. This project provides resources and information that can be revisited, and reviewed in a variety of formats. </text:span></text:p>
      <text:p text:style-name="P1"/>
      <text:p text:style-name="Standard"><text:span text:style-name="T1">As per the four pillars of learning, this project will demonstrate spiral learning as concepts can and should be approached/revisited with new perspectives at multiple stages of learning as well as through demonstration of the growth of a musical learner; educators teach learners who become contributors who become/aid educators who continue the cycle. The project will pursue artistry through;</text:span></text:p>
      <text:list xml:id="list20264818" text:style-name="WWNum2">
        <text:list-item>
          <text:p text:style-name="P5"><text:span text:style-name="T1">Contributors sharing their passion</text:span></text:p>
        </text:list-item>
        <text:list-item>
          <text:p text:style-name="P5"><text:span text:style-name="T1">Educators' ability to creatively select material</text:span></text:p>
        </text:list-item>
        <text:list-item>
          <text:p text:style-name="P5"><text:span text:style-name="T1">Learners' exposure to a wide variety of cultures and cultural music</text:span></text:p>
        </text:list-item>
        <text:list-item>
          <text:p text:style-name="P5"><text:span text:style-name="T1">Educators and learners experiencing contributors in their element</text:span></text:p>
        </text:list-item>
      </text:list>
      <text:p text:style-name="P1"/>
      <text:p text:style-name="Standard"><text:span text:style-name="T3">Vetting Submissions &amp; Security</text:span></text:p>
      <text:p text:style-name="P1"/>
      <text:p text:style-name="Standard"><text:span text:style-name="T1">All submissions will be reviewed before they are made public. This may be done in the form of research and/or conversation about the topic with the contributor to confirm there are no ill intentions. Vetting will be done by Kate Gillis and will expand to a jury as the project grows. If you would like to join the jury for this project please contact Kate Gillis, katelyn.a.gillis@gmail.com</text:span></text:p>
      <text:p text:style-name="P1"/>
      <text:p text:style-name="Standard"><text:span text:style-name="T3">Accessing Forms</text:span></text:p>
      <text:p text:style-name="P1"/>
      <text:p text:style-name="Standard"><text:span text:style-name="T1">You may access the forms through the following links;</text:span></text:p>
      <text:p text:style-name="Standard"><text:span text:style-name="T1">Contributor Contact: </text:span><text:a xlink:type="simple" xlink:href="https://forms.gle/HswCzAQfbQeCo1McA" text:style-name="ListLabel_20_37" text:visited-style-name="ListLabel_20_37"><text:span text:style-name="T4">https://forms.gle/HswCzAQfbQeCo1McA</text:span></text:a><text:span text:style-name="T1"> </text:span></text:p>
      <text:p text:style-name="Standard"><text:span text:style-name="T1">Contributors Musical Idea: </text:span><text:a xlink:type="simple" xlink:href="https://forms.gle/PLoubCVnvrGfeqzr5" text:style-name="ListLabel_20_37" text:visited-style-name="ListLabel_20_37"><text:span text:style-name="T4">https://forms.gle/PLoubCVnvrGfeqzr5</text:span></text:a><text:span text:style-name="T1"> </text:span></text:p>
      <text:p text:style-name="P1"/>
      <text:p text:style-name="Standard"><text:span text:style-name="T3">Obtaining Resources</text:span></text:p>
      <text:p text:style-name="P2"/>
      <text:p text:style-name="Standard"><text:span text:style-name="T1">Vetted material will be shared with you and/or people wishing to view this resource may request access. In requesting access you agree to the following statements;</text:span></text:p>
      <text:list xml:id="list2241619052" text:style-name="WWNum3">
        <text:list-item>
          <text:p text:style-name="P6"><text:span text:style-name="T1">You will not change any of the contributors' words. You may modify ideas and themes for your learners but must reference all source materials in their original form</text:span></text:p>
        </text:list-item>
        <text:list-item>
          <text:p text:style-name="P6"><text:soft-page-break/><text:span text:style-name="T1">Lessons will be presented with as much authenticity as possible. </text:span></text:p>
        </text:list-item>
        <text:list-item>
          <text:p text:style-name="P6"><text:span text:style-name="T1">Lessons will include reference to this project and how to contribute to it. </text:span></text:p>
        </text:list-item>
      </text:list>
      <text:p text:style-name="P1"/>
      <text:p text:style-name="Standard"><text:span text:style-name="T3">How to Use the Collected Data</text:span></text:p>
      <text:p text:style-name="P1"/>
      <text:p text:style-name="Standard"><text:span text:style-name="T1">Assessors of this project can adapt the delivery of information based on their group of learners, however, lessons are offered in a fashion that outlines how to explain/practice the concept and/or where to find authentically sourced information. Contributors are also offered the opportunity to provide their contact information for open discussion between leader and educator about their offered concepts and/or to create community connections and experiences between the leader and classroom. </text:span></text:p>
      <text:p text:style-name="P1"/>
      <text:p text:style-name="Standard"><text:span text:style-name="T1">This project was imagined with the hopes of connecting classrooms with unlikely local talent. If you are aware of an educator, community leader, or cultural advocate that would benefit from involvement, please connect them with the contributor forms. </text:span></text:p>
      <text:p text:style-name="P1"/>
      <text:p text:style-name="Standard"><text:span text:style-name="T1">Kate Gilli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9" meta:word-count="977" meta:character-count="6537" meta:non-whitespace-character-count="5600"/>
    <meta:generator>LibreOfficeDev/6.0.5.2$Linux_X86_64 LibreOffice_project/</meta:generator>
  </office:meta>
</office:document-meta>
</file>